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49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3.168cm"/>
    </style:style>
    <style:style style:name="co6" style:family="table-column">
      <style:table-column-properties fo:break-before="auto" style:column-width="4.334cm"/>
    </style:style>
    <style:style style:name="co7" style:family="table-column">
      <style:table-column-properties fo:break-before="auto" style:column-width="3.196cm"/>
    </style:style>
    <style:style style:name="co8" style:family="table-column">
      <style:table-column-properties fo:break-before="auto" style:column-width="4.223cm"/>
    </style:style>
    <style:style style:name="co9" style:family="table-column">
      <style:table-column-properties fo:break-before="auto" style:column-width="3.313cm"/>
    </style:style>
    <style:style style:name="co10" style:family="table-column">
      <style:table-column-properties fo:break-before="auto" style:column-width="5.533cm"/>
    </style:style>
    <style:style style:name="co11" style:family="table-column">
      <style:table-column-properties fo:break-before="auto" style:column-width="4.284cm"/>
    </style:style>
    <style:style style:name="co12" style:family="table-column">
      <style:table-column-properties fo:break-before="auto" style:column-width="5.378cm"/>
    </style:style>
    <style:style style:name="co13" style:family="table-column">
      <style:table-column-properties fo:break-before="auto" style:column-width="1.863cm"/>
    </style:style>
    <style:style style:name="co14" style:family="table-column">
      <style:table-column-properties fo:break-before="auto" style:column-width="1.771cm"/>
    </style:style>
    <style:style style:name="co15" style:family="table-column">
      <style:table-column-properties fo:break-before="auto" style:column-width="4.731cm"/>
    </style:style>
    <style:style style:name="co16" style:family="table-column">
      <style:table-column-properties fo:break-before="auto" style:column-width="3.127cm"/>
    </style:style>
    <style:style style:name="co17" style:family="table-column">
      <style:table-column-properties fo:break-before="auto" style:column-width="2.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Назва</text:p>
          </table:table-cell>
          <table:table-cell office:value-type="string">
            <text:p>Гроно, гр</text:p>
          </table:table-cell>
          <table:table-cell office:value-type="string">
            <text:p>Термін визрівання, днів</text:p>
          </table:table-cell>
          <table:table-cell office:value-type="string">
            <text:p>Обрізка, глазків</text:p>
          </table:table-cell>
          <table:table-cell office:value-type="string">
            <text:p>Нагрузка, глазків</text:p>
          </table:table-cell>
          <table:table-cell office:value-type="string">
            <text:p>Кількість суцвіть на лозу</text:p>
          </table:table-cell>
          <table:table-cell office:value-type="string">
            <text:p>Плодоносних лоз</text:p>
          </table:table-cell>
          <table:table-cell office:value-type="string">
            <text:p>Морозостійкість</text:p>
          </table:table-cell>
        </table:table-row>
        <table:table-row table:style-name="ro2">
          <table:table-cell office:value-type="string">
            <text:p>Плевен Євростандарт</text:p>
          </table:table-cell>
          <table:table-cell office:value-type="string">
            <text:p>500-1000</text:p>
          </table:table-cell>
          <table:table-cell office:value-type="string">
            <text:p>110-120</text:p>
          </table:table-cell>
          <table:table-cell office:value-type="string">
            <text:p>8-10</text:p>
          </table:table-cell>
          <table:table-cell office:value-type="string">
            <text:p>35-45</text:p>
          </table:table-cell>
          <table:table-cell office:value-type="string">
            <text:p>1,8</text:p>
          </table:table-cell>
          <table:table-cell office:value-type="string">
            <text:p>90%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Надія АЗОС</text:p>
          </table:table-cell>
          <table:table-cell office:value-type="string">
            <text:p>400-900</text:p>
          </table:table-cell>
          <table:table-cell office:value-type="string">
            <text:p>120-130</text:p>
          </table:table-cell>
          <table:table-cell office:value-type="string">
            <text:p>6-10</text:p>
          </table:table-cell>
          <table:table-cell office:value-type="string">
            <text:p>35-45</text:p>
          </table:table-cell>
          <table:table-cell office:value-type="string">
            <text:p>1,6</text:p>
          </table:table-cell>
          <table:table-cell office:value-type="string">
            <text:p>80-90%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Ніагара</text:p>
          </table:table-cell>
          <table:table-cell office:value-type="string">
            <text:p>400-1000</text:p>
          </table:table-cell>
          <table:table-cell office:value-type="string">
            <text:p>90-100</text:p>
          </table:table-cell>
          <table:table-cell table:number-columns-repeated="4"/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Лівія</text:p>
          </table:table-cell>
          <table:table-cell office:value-type="string">
            <text:p>800-1000</text:p>
          </table:table-cell>
          <table:table-cell office:value-type="string">
            <text:p>105-110</text:p>
          </table:table-cell>
          <table:table-cell office:value-type="string">
            <text:p>2-6</text:p>
          </table:table-cell>
          <table:table-cell table:number-columns-repeated="2"/>
          <table:table-cell table:style-name="Default"/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Аркадія</text:p>
          </table:table-cell>
          <table:table-cell office:value-type="string">
            <text:p>500-700</text:p>
          </table:table-cell>
          <table:table-cell office:value-type="string">
            <text:p>115-125</text:p>
          </table:table-cell>
          <table:table-cell table:number-columns-repeated="2"/>
          <table:table-cell office:value-type="string">
            <text:p>1,1-1,5</text:p>
          </table:table-cell>
          <table:table-cell office:value-type="string">
            <text:p>55-75%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Софія</text:p>
          </table:table-cell>
          <table:table-cell office:value-type="float" office:value="1000">
            <text:p>1000</text:p>
          </table:table-cell>
          <table:table-cell office:value-type="string">
            <text:p>110-115</text:p>
          </table:table-cell>
          <table:table-cell office:value-type="string">
            <text:p>4-8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Сфінкс</text:p>
          </table:table-cell>
          <table:table-cell office:value-type="string">
            <text:p>600-900</text:p>
          </table:table-cell>
          <table:table-cell office:value-type="string">
            <text:p>100-105 (?)</text:p>
          </table:table-cell>
          <table:table-cell office:value-type="string">
            <text:p>4-6</text:p>
          </table:table-cell>
          <table:table-cell table:number-columns-repeated="3"/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Мавр</text:p>
          </table:table-cell>
          <table:table-cell office:value-type="string">
            <text:p>800-1500</text:p>
          </table:table-cell>
          <table:table-cell office:value-type="string">
            <text:p>125-130</text:p>
          </table:table-cell>
          <table:table-cell/>
          <table:table-cell office:value-type="string">
            <text:p>22-25</text:p>
          </table:table-cell>
          <table:table-cell table:number-columns-repeated="2"/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Вост. Муск.</text:p>
          </table:table-cell>
          <table:table-cell office:value-type="string">
            <text:p>350-700</text:p>
          </table:table-cell>
          <table:table-cell office:value-type="string">
            <text:p>110-115</text:p>
          </table:table-cell>
          <table:table-cell office:value-type="string">
            <text:p>5-8</text:p>
          </table:table-cell>
          <table:table-cell office:value-type="string">
            <text:p>20-25</text:p>
          </table:table-cell>
          <table:table-cell office:value-type="string">
            <text:p>1,4-1,9</text:p>
          </table:table-cell>
          <table:table-cell office:value-type="string">
            <text:p>80-95%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Русбол</text:p>
          </table:table-cell>
          <table:table-cell office:value-type="string">
            <text:p>400-600</text:p>
          </table:table-cell>
          <table:table-cell office:value-type="string">
            <text:p>115-125</text:p>
          </table:table-cell>
          <table:table-cell office:value-type="string">
            <text:p>6-8</text:p>
          </table:table-cell>
          <table:table-cell office:value-type="string">
            <text:p>30-45</text:p>
          </table:table-cell>
          <table:table-cell office:value-type="string">
            <text:p>1,5-1,9</text:p>
          </table:table-cell>
          <table:table-cell office:value-type="string">
            <text:p>85-95%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Талісман</text:p>
          </table:table-cell>
          <table:table-cell office:value-type="string">
            <text:p>800-1100</text:p>
          </table:table-cell>
          <table:table-cell office:value-type="string">
            <text:p>127-135</text:p>
          </table:table-cell>
          <table:table-cell office:value-type="string">
            <text:p>8-12</text:p>
          </table:table-cell>
          <table:table-cell office:value-type="string">
            <text:p>24-32</text:p>
          </table:table-cell>
          <table:table-cell office:value-type="string">
            <text:p>1,4-1,7</text:p>
          </table:table-cell>
          <table:table-cell office:value-type="string">
            <text:p>75-90%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Кодрянка</text:p>
          </table:table-cell>
          <table:table-cell office:value-type="string">
            <text:p>400-600</text:p>
          </table:table-cell>
          <table:table-cell office:value-type="string">
            <text:p>110-118</text:p>
          </table:table-cell>
          <table:table-cell table:number-columns-repeated="4"/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К.м. Запорізький</text:p>
          </table:table-cell>
          <table:table-cell office:value-type="string">
            <text:p>600-900</text:p>
          </table:table-cell>
          <table:table-cell office:value-type="string">
            <text:p>110-120</text:p>
          </table:table-cell>
          <table:table-cell office:value-type="string">
            <text:p>6-8</text:p>
          </table:table-cell>
          <table:table-cell office:value-type="string">
            <text:p>25-35</text:p>
          </table:table-cell>
          <table:table-cell office:value-type="string">
            <text:p>1,4-1,7</text:p>
          </table:table-cell>
          <table:table-cell office:value-type="string">
            <text:p>85-95%</text:p>
          </table:table-cell>
          <table:table-cell office:value-type="float" office:value="25">
            <text:p>25</text:p>
          </table:table-cell>
        </table:table-row>
        <table:table-row table:style-name="ro2" table:number-rows-repeated="104856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nagruzka" table:style-name="ta1" table:print="false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office:value-type="string">
            <text:p>Назва</text:p>
          </table:table-cell>
          <table:table-cell office:value-type="string">
            <text:p>Нагрузка лозами</text:p>
          </table:table-cell>
          <table:table-cell office:value-type="string">
            <text:p>Гроно max, гр</text:p>
          </table:table-cell>
          <table:table-cell office:value-type="float" office:value="2014">
            <text:p>2014</text:p>
          </table:table-cell>
          <table:table-cell office:value-type="string">
            <text:p>2015 (факт)</text:p>
          </table:table-cell>
          <table:table-cell table:style-name="ce2" office:value-type="string">
            <text:p>2015 (факт) нагрузка гронами</text:p>
          </table:table-cell>
          <table:table-cell table:style-name="ce2" office:value-type="string">
            <text:p>max вага</text:p>
          </table:table-cell>
          <table:table-cell table:style-name="ce2" office:value-type="string">
            <text:p>сер вага</text:p>
          </table:table-cell>
          <table:table-cell table:style-name="ce2" office:value-type="string">
            <text:p>результат</text:p>
          </table:table-cell>
          <table:table-cell office:value-type="string">
            <text:p>комент</text:p>
          </table:table-cell>
          <table:table-cell office:value-type="string">
            <text:p>опиляти</text:p>
          </table:table-cell>
          <table:table-cell office:value-type="string">
            <text:p>визрівання</text:p>
          </table:table-cell>
          <table:table-cell office:value-type="string">
            <text:p>орієнтовна дата</text:p>
          </table:table-cell>
          <table:table-cell office:value-type="string">
            <text:p>фактична дата</text:p>
          </table:table-cell>
        </table:table-row>
        <table:table-row table:style-name="ro1">
          <table:table-cell office:value-type="string">
            <text:p>Плевен Євростандарт</text:p>
          </table:table-cell>
          <table:table-cell/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200">
            <text:p>200</text:p>
          </table:table-cell>
          <table:table-cell table:style-name="ce2" table:formula="of:=[.H2]*[.F2]/1000" office:value-type="float" office:value="2">
            <text:p>2</text:p>
          </table:table-cell>
          <table:table-cell office:value-type="string">
            <text:p>перегруз, удалив рукав</text:p>
          </table:table-cell>
          <table:table-cell/>
          <table:table-cell office:value-type="string">
            <text:p>110 — 120</text:p>
          </table:table-cell>
          <table:table-cell office:value-type="string">
            <text:p>15 сер</text:p>
          </table:table-cell>
          <table:table-cell/>
        </table:table-row>
        <table:table-row table:style-name="ro1">
          <table:table-cell office:value-type="string">
            <text:p>Надія АЗОС</text:p>
          </table:table-cell>
          <table:table-cell/>
          <table:table-cell office:value-type="float" office:value="900">
            <text:p>90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40">
            <text:p>440</text:p>
          </table:table-cell>
          <table:table-cell table:style-name="ce2" office:value-type="float" office:value="300">
            <text:p>300</text:p>
          </table:table-cell>
          <table:table-cell table:style-name="ce2" table:formula="of:=[.H3]*[.F3]/1000" office:value-type="float" office:value="4.2">
            <text:p>4,2</text:p>
          </table:table-cell>
          <table:table-cell/>
          <table:table-cell office:value-type="string">
            <text:p>+</text:p>
          </table:table-cell>
          <table:table-cell office:value-type="string">
            <text:p>120 — 130</text:p>
          </table:table-cell>
          <table:table-cell office:value-type="string">
            <text:p>25 сер</text:p>
          </table:table-cell>
          <table:table-cell/>
        </table:table-row>
        <table:table-row table:style-name="ro1">
          <table:table-cell office:value-type="string">
            <text:p>Ніагара</text:p>
          </table:table-cell>
          <table:table-cell/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style-name="ce2" table:formula="of:=[.H4]*[.F4]/1000" office:value-type="float" office:value="0.1">
            <text:p>0,1</text:p>
          </table:table-cell>
          <table:table-cell office:value-type="string">
            <text:p>скинув урожай (прегруз?)</text:p>
          </table:table-cell>
          <table:table-cell table:number-columns-repeated="4"/>
        </table:table-row>
        <table:table-row table:style-name="ro1">
          <table:table-cell office:value-type="string">
            <text:p>Лівія</text:p>
          </table:table-cell>
          <table:table-cell/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float" office:value="650">
            <text:p>650</text:p>
          </table:table-cell>
          <table:table-cell table:style-name="ce2" table:formula="of:=[.H5]*[.F5]/1000" office:value-type="float" office:value="9.75">
            <text:p>9,75</text:p>
          </table:table-cell>
          <table:table-cell table:number-columns-repeated="2"/>
          <table:table-cell office:value-type="string">
            <text:p>105 — 110</text:p>
          </table:table-cell>
          <table:table-cell office:value-type="string">
            <text:p>10 сер</text:p>
          </table:table-cell>
          <table:table-cell/>
        </table:table-row>
        <table:table-row table:style-name="ro1">
          <table:table-cell office:value-type="string">
            <text:p>Аркадія</text:p>
          </table:table-cell>
          <table:table-cell/>
          <table:table-cell office:value-type="float" office:value="700">
            <text:p>70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float" office:value="550">
            <text:p>550</text:p>
          </table:table-cell>
          <table:table-cell table:style-name="ce2" table:formula="of:=[.H6]*[.F6]/1000" office:value-type="float" office:value="8.25">
            <text:p>8,25</text:p>
          </table:table-cell>
          <table:table-cell table:number-columns-repeated="2"/>
          <table:table-cell office:value-type="string">
            <text:p>115 — 125</text:p>
          </table:table-cell>
          <table:table-cell office:value-type="string">
            <text:p>20 сер</text:p>
          </table:table-cell>
          <table:table-cell/>
        </table:table-row>
        <table:table-row table:style-name="ro1">
          <table:table-cell office:value-type="string">
            <text:p>Софія</text:p>
          </table:table-cell>
          <table:table-cell/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875">
            <text:p>875</text:p>
          </table:table-cell>
          <table:table-cell table:style-name="ce2" office:value-type="float" office:value="700">
            <text:p>700</text:p>
          </table:table-cell>
          <table:table-cell table:style-name="ce2" table:formula="of:=[.H7]*[.F7]/1000" office:value-type="float" office:value="5.6">
            <text:p>5,6</text:p>
          </table:table-cell>
          <table:table-cell table:number-columns-repeated="2"/>
          <table:table-cell office:value-type="string">
            <text:p>110 — 115</text:p>
          </table:table-cell>
          <table:table-cell office:value-type="string">
            <text:p>15 сер — 25</text:p>
          </table:table-cell>
          <table:table-cell/>
        </table:table-row>
        <table:table-row table:style-name="ro1">
          <table:table-cell office:value-type="string">
            <text:p>Сфінкс</text:p>
          </table:table-cell>
          <table:table-cell/>
          <table:table-cell office:value-type="float" office:value="900">
            <text:p>90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float" office:value="360">
            <text:p>360</text:p>
          </table:table-cell>
          <table:table-cell table:style-name="ce2" table:formula="of:=[.H8]*[.F8]/1000" office:value-type="float" office:value="5.4">
            <text:p>5,4</text:p>
          </table:table-cell>
          <table:table-cell/>
          <table:table-cell office:value-type="string">
            <text:p>+</text:p>
          </table:table-cell>
          <table:table-cell office:value-type="string">
            <text:p>100 — 105</text:p>
          </table:table-cell>
          <table:table-cell office:value-type="string">
            <text:p>5 сер? - 20</text:p>
          </table:table-cell>
          <table:table-cell/>
        </table:table-row>
        <table:table-row table:style-name="ro1">
          <table:table-cell office:value-type="string">
            <text:p>Мавр</text:p>
          </table:table-cell>
          <table:table-cell office:value-type="string">
            <text:p>22-25</text:p>
          </table:table-cell>
          <table:table-cell office:value-type="float" office:value="800">
            <text:p>80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50">
            <text:p>350</text:p>
          </table:table-cell>
          <table:table-cell table:style-name="ce2" office:value-type="float" office:value="200">
            <text:p>200</text:p>
          </table:table-cell>
          <table:table-cell table:style-name="ce2" table:formula="of:=[.H9]*[.F9]/1000" office:value-type="float" office:value="2.2">
            <text:p>2,2</text:p>
          </table:table-cell>
          <table:table-cell/>
          <table:table-cell office:value-type="string">
            <text:p>+</text:p>
          </table:table-cell>
          <table:table-cell office:value-type="float" office:value="125">
            <text:p>125</text:p>
          </table:table-cell>
          <table:table-cell office:value-type="string">
            <text:p>25 сер</text:p>
          </table:table-cell>
          <table:table-cell/>
        </table:table-row>
        <table:table-row table:style-name="ro1">
          <table:table-cell office:value-type="string">
            <text:p>Вост. Муск.</text:p>
          </table:table-cell>
          <table:table-cell/>
          <table:table-cell office:value-type="float" office:value="700">
            <text:p>70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35">
            <text:p>635</text:p>
          </table:table-cell>
          <table:table-cell table:style-name="ce2" office:value-type="float" office:value="450">
            <text:p>450</text:p>
          </table:table-cell>
          <table:table-cell table:style-name="ce2" table:formula="of:=[.H10]*[.F10]/1000" office:value-type="float" office:value="6.3">
            <text:p>6,3</text:p>
          </table:table-cell>
          <table:table-cell table:number-columns-repeated="2"/>
          <table:table-cell office:value-type="string">
            <text:p>110 — 115</text:p>
          </table:table-cell>
          <table:table-cell office:value-type="string">
            <text:p>15 сер</text:p>
          </table:table-cell>
          <table:table-cell/>
        </table:table-row>
        <table:table-row table:style-name="ro1">
          <table:table-cell office:value-type="string">
            <text:p>Русбол</text:p>
          </table:table-cell>
          <table:table-cell/>
          <table:table-cell office:value-type="float" office:value="800">
            <text:p>80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435">
            <text:p>435</text:p>
          </table:table-cell>
          <table:table-cell table:style-name="ce2" office:value-type="float" office:value="350">
            <text:p>350</text:p>
          </table:table-cell>
          <table:table-cell table:style-name="ce2" table:formula="of:=[.H11]*[.F11]/1000" office:value-type="float" office:value="5.95">
            <text:p>5,95</text:p>
          </table:table-cell>
          <table:table-cell office:value-type="string">
            <text:p>трудяга</text:p>
          </table:table-cell>
          <table:table-cell/>
          <table:table-cell office:value-type="string">
            <text:p>115 — 125</text:p>
          </table:table-cell>
          <table:table-cell office:value-type="string">
            <text:p>20 сер</text:p>
          </table:table-cell>
          <table:table-cell/>
        </table:table-row>
        <table:table-row table:style-name="ro1">
          <table:table-cell office:value-type="string">
            <text:p>Талісман</text:p>
          </table:table-cell>
          <table:table-cell/>
          <table:table-cell office:value-type="float" office:value="1100">
            <text:p>110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.</text:p>
          </table:table-cell>
          <table:table-cell table:style-name="ce2" office:value-type="float" office:value="500">
            <text:p>500</text:p>
          </table:table-cell>
          <table:table-cell table:style-name="ce2" table:formula="of:=[.H12]*[.F12]/1000" office:value-type="float" office:value="7">
            <text:p>7</text:p>
          </table:table-cell>
          <table:table-cell/>
          <table:table-cell office:value-type="string">
            <text:p>+</text:p>
          </table:table-cell>
          <table:table-cell office:value-type="string">
            <text:p>127 — 135</text:p>
          </table:table-cell>
          <table:table-cell office:value-type="string">
            <text:p>27 сер</text:p>
          </table:table-cell>
          <table:table-cell/>
        </table:table-row>
        <table:table-row table:style-name="ro1">
          <table:table-cell office:value-type="string">
            <text:p>Кодрянка</text:p>
          </table:table-cell>
          <table:table-cell/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660">
            <text:p>660</text:p>
          </table:table-cell>
          <table:table-cell table:style-name="ce2" office:value-type="float" office:value="400">
            <text:p>400</text:p>
          </table:table-cell>
          <table:table-cell table:style-name="ce2" table:formula="of:=[.H13]*[.F13]/1000" office:value-type="float" office:value="4.4">
            <text:p>4,4</text:p>
          </table:table-cell>
          <table:table-cell/>
          <table:table-cell office:value-type="string">
            <text:p>+</text:p>
          </table:table-cell>
          <table:table-cell office:value-type="string">
            <text:p>110 — 118</text:p>
          </table:table-cell>
          <table:table-cell office:value-type="string">
            <text:p>15 сер</text:p>
          </table:table-cell>
          <table:table-cell/>
        </table:table-row>
        <table:table-row table:style-name="ro1">
          <table:table-cell office:value-type="string">
            <text:p>К.м. Запорізький</text:p>
          </table:table-cell>
          <table:table-cell/>
          <table:table-cell office:value-type="float" office:value="900">
            <text:p>90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20">
            <text:p>820</text:p>
          </table:table-cell>
          <table:table-cell table:style-name="ce2" office:value-type="float" office:value="400">
            <text:p>400</text:p>
          </table:table-cell>
          <table:table-cell table:style-name="ce2" table:formula="of:=[.H14]*[.F14]/1000" office:value-type="float" office:value="2.8">
            <text:p>2,8</text:p>
          </table:table-cell>
          <table:table-cell table:number-columns-repeated="2"/>
          <table:table-cell office:value-type="string">
            <text:p>110 — 120</text:p>
          </table:table-cell>
          <table:table-cell office:value-type="string">
            <text:p>15 сер</text:p>
          </table:table-cell>
          <table:table-cell/>
        </table:table-row>
        <table:table-row table:style-name="ro1">
          <table:table-cell office:value-type="string">
            <text:p>Кодрянка (Петя)</text:p>
          </table:table-cell>
          <table:table-cell/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/>
          <table:table-cell table:style-name="ce2"/>
          <table:table-cell table:style-name="ce2"/>
          <table:table-cell table:style-name="ce2" table:formula="of:=[.H15]*[.F15]/1000" office:value-type="float" office:value="0">
            <text:p>0</text:p>
          </table:table-cell>
          <table:table-cell/>
          <table:table-cell office:value-type="string">
            <text:p>+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  <table:table-cell table:formula="of:=SUM([.I2:.I15])" office:value-type="float" office:value="63.95">
            <text:p>63,95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>
            <text:p>Назва</text:p>
          </table:table-cell>
          <table:table-cell office:value-type="string">
            <text:p>2015 (факт)</text:p>
          </table:table-cell>
          <table:table-cell office:value-type="string">
            <text:p>2015 (факт) нагрузка гронами</text:p>
          </table:table-cell>
          <table:table-cell office:value-type="string">
            <text:p>2016 (план)</text:p>
          </table:table-cell>
          <table:table-cell office:value-type="string">
            <text:p>2016 (план) нагрузка гронами</text:p>
          </table:table-cell>
          <table:table-cell table:number-columns-repeated="9"/>
        </table:table-row>
        <table:table-row table:style-name="ro2">
          <table:table-cell office:value-type="string">
            <text:p>Плевен Євростандарт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9"/>
        </table:table-row>
        <table:table-row table:style-name="ro2">
          <table:table-cell office:value-type="string">
            <text:p>Надія АЗОС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  <table:table-cell table:number-columns-repeated="9"/>
        </table:table-row>
        <table:table-row table:style-name="ro2">
          <table:table-cell office:value-type="string">
            <text:p>Ніагара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18">
            <text:p>18</text:p>
          </table:table-cell>
          <table:table-cell table:number-columns-repeated="9"/>
        </table:table-row>
        <table:table-row table:style-name="ro2">
          <table:table-cell office:value-type="string">
            <text:p>Лівія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table:number-columns-repeated="9"/>
        </table:table-row>
        <table:table-row table:style-name="ro2">
          <table:table-cell office:value-type="string">
            <text:p>Аркадія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table:number-columns-repeated="9"/>
        </table:table-row>
        <table:table-row table:style-name="ro2">
          <table:table-cell office:value-type="string">
            <text:p>Софія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table:number-columns-repeated="9"/>
        </table:table-row>
        <table:table-row table:style-name="ro2">
          <table:table-cell office:value-type="string">
            <text:p>Сфінкс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Мавр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6">
            <text:p>16</text:p>
          </table:table-cell>
          <table:table-cell table:number-columns-repeated="9"/>
        </table:table-row>
        <table:table-row table:style-name="ro2">
          <table:table-cell office:value-type="string">
            <text:p>Вост. Муск.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table:number-columns-repeated="9"/>
        </table:table-row>
        <table:table-row table:style-name="ro2">
          <table:table-cell office:value-type="string">
            <text:p>Русбол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22">
            <text:p>22</text:p>
          </table:table-cell>
          <table:table-cell table:number-columns-repeated="9"/>
        </table:table-row>
        <table:table-row table:style-name="ro2">
          <table:table-cell office:value-type="string">
            <text:p>Талісман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table:number-columns-repeated="9"/>
        </table:table-row>
        <table:table-row table:style-name="ro2">
          <table:table-cell office:value-type="string">
            <text:p>Кодрянка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6">
            <text:p>16</text:p>
          </table:table-cell>
          <table:table-cell table:number-columns-repeated="9"/>
        </table:table-row>
        <table:table-row table:style-name="ro2">
          <table:table-cell office:value-type="string">
            <text:p>К.м. Запорізький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6">
            <text:p>16</text:p>
          </table:table-cell>
          <table:table-cell table:number-columns-repeated="9"/>
        </table:table-row>
        <table:table-row table:style-name="ro2">
          <table:table-cell office:value-type="string">
            <text:p>Кодрянка (Петя)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9"/>
        </table:table-row>
        <table:table-row table:style-name="ro2">
          <table:table-cell table:style-name="ce3" office:value-type="string">
            <text:p>Цитронний Магарача</text:p>
          </table:table-cell>
          <table:table-cell table:style-name="ce3" office:value-type="string">
            <text:p>ГФ На 2017</text:p>
          </table:table-cell>
          <table:table-cell table:style-name="ce3" office:value-type="string">
            <text:p>Софія</text:p>
          </table:table-cell>
          <table:table-cell table:style-name="ce3" office:value-type="string">
            <text:p>Арочний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Default" office:value-type="string">
            <text:p>Маркетт</text:p>
          </table:table-cell>
          <table:table-cell table:style-name="ce3" office:value-type="string">
            <text:p>ГФ На 2017</text:p>
          </table:table-cell>
          <table:table-cell table:style-name="ce3" office:value-type="string">
            <text:p>Лівія</text:p>
          </table:table-cell>
          <table:table-cell table:style-name="ce4" office:value-type="string">
            <text:p>Фуршетний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Default" office:value-type="string">
            <text:p>Мускат Одеський</text:p>
          </table:table-cell>
          <table:table-cell table:style-name="ce4" office:value-type="string">
            <text:p>Голд фингер</text:p>
          </table:table-cell>
          <table:table-cell table:style-name="ce3" office:value-type="string">
            <text:p>Вост мускатний</text:p>
          </table:table-cell>
          <table:table-cell table:style-name="Default" office:value-type="string">
            <text:p>Продюсер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Регент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4" office:value-type="string">
            <text:p>Маркет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9"/>
        </table:table-row>
        <table:table-row table:style-name="ro1">
          <table:table-cell table:style-name="Default" office:value-type="string">
            <text:p>Для Груши:</text:p>
          </table:table-cell>
          <table:table-cell table:style-name="Default" office:value-type="string">
            <text:p>К-м Запорізький, Вост муск, Русбол</text:p>
          </table:table-cell>
          <table:table-cell table:style-name="Default" table:number-columns-repeated="3"/>
          <table:table-cell table:number-columns-repeated="9"/>
        </table:table-row>
      </table:table>
      <table:table table:name="Лист3" table:style-name="ta1" table:print="false">
        <table:table-column table:style-name="co2" table:number-columns-repeated="8" table:default-cell-style-name="Default"/>
        <table:table-row table:style-name="ro3">
          <table:table-cell table:style-name="ce5" office:value-type="string" table:number-columns-spanned="1" table:number-rows-spanned="2">
            <text:p>Диаметр лозы в мм</text:p>
          </table:table-cell>
          <table:table-cell table:style-name="ce5" office:value-type="string" table:number-columns-spanned="2" table:number-rows-spanned="1">
            <text:p>Число плодоносных побегов</text:p>
          </table:table-cell>
          <table:covered-table-cell table:style-name="ce2"/>
          <table:table-cell table:style-name="ce5" office:value-type="string" table:number-columns-spanned="1" table:number-rows-spanned="2">
            <text:p>Число побегов сучка размещения</text:p>
          </table:table-cell>
          <table:table-cell>
            <draw:frame table:end-cell-address="Лист3.M18" table:end-x="0.469cm" table:end-y="0.126cm" draw:z-index="0" draw:name="http://vinograd.info/mambots/content/multithumb/thumbs/b.625.310.10079334.0.statyi.2012.kordon-belikovoy.kordon-belikovoy-30.jpg" draw:style-name="gr1" draw:text-style-name="P1" svg:width="16.535cm" svg:height="8.201cm" svg:x="1.999cm" svg:y="0.375cm">
              <draw:image xlink:href="http://vinograd.info/mambots/content/multithumb/thumbs/b.625.310.10079334.0.statyi.2012.kordon-belikovoy.kordon-belikovoy-30.jp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3">
          <table:covered-table-cell table:style-name="ce2"/>
          <table:table-cell table:style-name="ce5" office:value-type="string">
            <text:p>Мелкоплодные сорта</text:p>
          </table:table-cell>
          <table:table-cell table:style-name="ce5" office:value-type="string">
            <text:p>Крупноплодные сорта</text:p>
          </table:table-cell>
          <table:covered-table-cell table:style-name="ce2"/>
          <table:table-cell table:number-columns-repeated="4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number-columns-repeated="2" table:style-name="ce5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-</text:p>
          </table:table-cell>
          <table:table-cell table:number-columns-repeated="4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-</text:p>
          </table:table-cell>
          <table:table-cell table:number-columns-repeated="4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-</text:p>
          </table:table-cell>
          <table:table-cell table:number-columns-repeated="4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7" office:value-type="string">
            <text:p><text:a xlink:href="http://vinograd.info/images/statyi/2012/kordon-belikovoy/kordon-belikovoy-30.jpg"> </text:a>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style-name="ce6"/>
          <table:table-cell table:number-columns-repeated="7"/>
        </table:table-row>
        <table:table-row table:style-name="ro1">
          <table:table-cell table:style-name="ce7" office:value-type="string">
            <text:p><text:a xlink:href="http://vinograd.info/images/statyi/2012/kordon-belikovoy/kordon-belikovoy-32.jpg"> </text:a></text:p>
            <draw:frame table:end-cell-address="Лист3.G46" table:end-x="1.924cm" table:end-y="0.183cm" draw:z-index="1" draw:name="http://vinograd.info/mambots/content/multithumb/thumbs/b.350.350.10079334.0.statyi.2012.kordon-belikovoy.kordon-belikovoy-32.jpg" draw:style-name="gr1" draw:text-style-name="P1" svg:width="15.313cm" svg:height="11.022cm" svg:x="0.159cm" svg:y="0cm">
              <draw:image xlink:href="http://vinograd.info/mambots/content/multithumb/thumbs/b.350.350.10079334.0.statyi.2012.kordon-belikovoy.kordon-belikovoy-32.jpg" xlink:type="simple" xlink:show="embed" xlink:actuate="onLoad">
                <text:p/>
              </draw:image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11.04.2016</text:date>, <text:time>22:35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ей Рудь</meta:initial-creator>
    <meta:creation-date>2015-04-19T22:40:03.76</meta:creation-date>
    <dc:date>2016-04-11T22:35:47.86</dc:date>
    <dc:creator>Алексей Рудь</dc:creator>
    <meta:editing-duration>P26DT6H41M38S</meta:editing-duration>
    <meta:editing-cycles>34</meta:editing-cycles>
    <meta:generator>OpenOffice/4.1.1$Win32 OpenOffice.org_project/411m6$Build-9775</meta:generator>
    <meta:document-statistic meta:table-count="3" meta:cell-count="374" meta:object-count="2"/>
  </office:meta>
</office:document-meta>
</file>